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 Gyre Termes Math" svg:font-family="'TeX Gyre Termes Math'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c0c0c0" draw:opacity="0%" draw:textarea-horizontal-align="justify" draw:textarea-vertical-align="middle" draw:auto-grow-height="false" fo:min-height="19.25cm" fo:min-width="25.4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1.418cm" fo:min-width="16.436cm" fo:padding-top="0.165cm" fo:padding-bottom="0.165cm" fo:padding-left="0.29cm" fo:padding-right="0.29cm" draw:shadow="hidden" drawooo:fontwork-style="rotate" drawooo:fontwork-adjust="right" drawooo:fontwork-distance="0.4cm" drawooo:fontwork-start="15.5cm" drawooo:fontwork-shadow-offset-x="0cm" drawooo:fontwork-shadow-offset-y="0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8.864cm" fo:min-width="12.68cm" fo:padding-top="0.165cm" fo:padding-bottom="0.165cm" fo:padding-left="0.29cm" fo:padding-right="0.29cm" draw:shadow="hidden" drawooo:fontwork-style="rotate" drawooo:fontwork-adjust="right" drawooo:fontwork-distance="0.4cm" drawooo:fontwork-start="12.7cm" drawooo:fontwork-shadow-offset-x="0cm" drawooo:fontwork-shadow-offset-y="0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6.566cm" fo:min-width="9.674cm" fo:padding-top="0.165cm" fo:padding-bottom="0.165cm" fo:padding-left="0.29cm" fo:padding-right="0.29cm" draw:shadow="hidden" drawooo:fontwork-style="rotate" drawooo:fontwork-adjust="right" drawooo:fontwork-distance="0.4cm" drawooo:fontwork-start="9.9cm" drawooo:fontwork-shadow-offset-x="0cm" drawooo:fontwork-shadow-offset-y="0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3.915cm" fo:min-width="5.254cm" fo:padding-top="0.165cm" fo:padding-bottom="0.165cm" fo:padding-left="0.29cm" fo:padding-right="0.29cm" draw:shadow="hidden" drawooo:fontwork-style="rotate" drawooo:fontwork-adjust="right" drawooo:fontwork-distance="0.3cm" drawooo:fontwork-start="6.6cm" drawooo:fontwork-shadow-offset-x="0cm" drawooo:fontwork-shadow-offset-y="0cm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3.915cm" fo:min-width="5.254cm" fo:padding-top="0.165cm" fo:padding-bottom="0.165cm" fo:padding-left="0.29cm" fo:padding-right="0.29cm" draw:shadow="hidden" drawooo:fontwork-style="rotate" drawooo:fontwork-adjust="right" drawooo:fontwork-distance="0.4cm" drawooo:fontwork-start="4.1cm" drawooo:fontwork-shadow-offset-x="0cm" drawooo:fontwork-shadow-offset-y="0cm"/>
      <style:paragraph-properties style:writing-mode="lr-tb"/>
    </style:style>
    <style:style style:name="P1" style:family="paragraph">
      <loext:graphic-properties draw:fill-color="#c0c0c0" draw:opacity="0%"/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loext:graphic-properties draw:fill-color="#ffffff" draw:opacity="0%"/>
      <style:paragraph-properties fo:text-align="center"/>
      <style:text-properties fo:font-size="48pt" style:font-size-asian="48pt" style:font-size-complex="48pt"/>
    </style:style>
    <style:style style:name="P4" style:family="paragraph">
      <style:paragraph-properties fo:text-align="center"/>
    </style:style>
    <style:style style:name="T1" style:family="text">
      <style:text-properties style:font-name="TeX Gyre Termes Math" fo:font-size="48pt" style:font-name-asian="TeX Gyre Termes Math" style:font-size-asian="48pt" style:font-name-complex="TeX Gyre Termes Math" style:font-size-complex="48pt"/>
    </style:style>
    <style:style style:name="T2" style:family="text">
      <style:text-properties style:text-position="sub 58%" style:font-name="TeX Gyre Termes Math" fo:font-size="28pt" style:font-name-asian="TeX Gyre Termes Math" style:font-size-asian="28pt" style:font-name-complex="TeX Gyre Termes Math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cm" svg:x="1cm" svg:y="1cm">
          <text:p/>
          <draw:enhanced-geometry svg:viewBox="0 0 21600 21600" draw:type="rectangle" draw:enhanced-path="M 0 0 L 21600 0 21600 21600 0 21600 0 0 Z N"/>
        </draw:custom-shape>
        <draw:path draw:style-name="gr2" draw:text-style-name="P3" draw:layer="layout" svg:width="23.95cm" svg:height="17.249cm" svg:x="2.05cm" svg:y="3cm" svg:viewBox="0 0 23951 17250" svg:d="M23951 8625c0 1514-553 3001-1604 4312-1051 1312-2563 2400-4384 3157-1820 757-3885 1156-5987 1156-2103 0-4168-399-5988-1156-1821-757-3333-1845-4384-3156-1051-1312-1604-2799-1604-4313s553-3001 1604-4312c1051-1312 2563-2400 4384-3157 1820-757 3885-1156 5987-1156 2103 0 4168 399 5988 1156 1821 757 3333 1845 4384 3156 1051 1312 1604 2799 1604 4313z">
          <text:p text:style-name="P2"><text:span text:style-name="T1">ℝ</text:span></text:p>
        </draw:path>
        <draw:path draw:style-name="gr3" draw:text-style-name="P3" draw:layer="layout" svg:width="19.999cm" svg:height="13.999cm" svg:x="4cm" svg:y="6cm" svg:viewBox="0 0 20000 14000" svg:d="M20000 7000c0 1229-462 2436-1340 3500-877 1064-2140 1948-3660 2562-1520 615-3245 938-5000 938s-3480-323-5000-938c-1520-614-2783-1498-3660-2562-878-1064-1340-2271-1340-3500s462-2436 1340-3500c877-1064 2140-1948 3660-2562 1520-615 3245-938 5000-938s3480 323 5000 938c1520 614 2783 1498 3660 2562 878 1064 1340 2271 1340 3500z">
          <text:p text:style-name="P2"><text:span text:style-name="T1">ℚ</text:span></text:p>
        </draw:path>
        <draw:path draw:style-name="gr4" draw:text-style-name="P3" draw:layer="layout" svg:width="15.999cm" svg:height="10.749cm" svg:x="6cm" svg:y="9cm" svg:viewBox="0 0 16000 10750" svg:d="M16000 5375c0 944-370 1870-1072 2687-702 818-1712 1496-2928 1968s-2596 720-4000 720-2784-248-4000-720-2226-1150-2928-1968c-702-817-1072-1743-1072-2687s370-1870 1072-2687c702-818 1712-1496 2928-1968s2596-720 4000-720 2784 248 4000 720 2226 1150 2928 1967c702 818 1072 1744 1072 2688z">
          <text:p text:style-name="P4"><text:span text:style-name="T1">ℤ</text:span></text:p>
        </draw:path>
        <draw:path draw:style-name="gr5" draw:text-style-name="P3" draw:layer="layout" svg:width="11.999cm" svg:height="7.499cm" svg:x="8cm" svg:y="12cm" svg:viewBox="0 0 12000 7500" svg:d="M12000 3750c0 658-277 1305-804 1875-526 570-1284 1043-2196 1373-912 329-1947 502-3000 502s-2088-173-3000-502c-912-330-1670-803-2196-1373-527-570-804-1217-804-1875s277-1305 804-1875c526-570 1284-1043 2196-1373 912-329 1947-502 3000-502s2088 173 3000 502c912 330 1670 803 2196 1373 527 570 804 1217 804 1875z">
          <text:p text:style-name="P4"><text:span text:style-name="T1">ℕ</text:span><text:span text:style-name="T2">0</text:span></text:p>
        </draw:path>
        <draw:path draw:style-name="gr6" draw:text-style-name="P3" draw:layer="layout" svg:width="8cm" svg:height="4.249cm" svg:x="10cm" svg:y="15cm" svg:viewBox="0 0 8001 4250" svg:d="M8001 2125c0 373-185 739-536 1063-351 323-856 591-1464 777-608 187-1298 285-2001 285-702 0-1392-98-2000-285-608-186-1113-454-1464-777-351-324-536-690-536-1063s185-739 536-1062c351-324 856-592 1464-778 608-187 1298-285 2000-285 703 0 1393 98 2001 285 608 186 1113 454 1464 777 351 324 536 690 536 1063z">
          <text:p text:style-name="P4"><text:span text:style-name="T1">ℕ</text:span></text:p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 Gyre Termes Math" svg:font-family="'TeX Gyre Termes Math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6T17:24:15.903000000</meta:creation-date>
    <dc:date>2022-07-18T14:22:44.688544227</dc:date>
    <meta:editing-duration>PT7M34S</meta:editing-duration>
    <meta:editing-cycles>2</meta:editing-cycles>
    <meta:generator>LibreOffice/7.3.4.2$Linux_X86_64 LibreOffice_project/30$Build-2</meta:generator>
    <meta:document-statistic meta:object-count="6"/>
  </office:meta>
</office:document-meta>
</file>